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utiger LT Std 55 Roman" svg:font-family="Frutiger LT Std 55 Roman" style:font-family-generic="roman" style:font-pitch="variable"/>
    <style:font-face style:name="Frutiger" svg:font-family="Frutiger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text-indent="2.9534in">
        <style:tab-stops>
          <style:tab-stop style:type="left" style:position="-1.575in"/>
          <style:tab-stop style:type="left" style:position="-0.9875in"/>
          <style:tab-stop style:type="left" style:position="-0.3958in"/>
          <style:tab-stop style:type="left" style:position="0.1958in"/>
          <style:tab-stop style:type="left" style:position="0.7875in"/>
          <style:tab-stop style:type="left" style:position="1.3791in"/>
          <style:tab-stop style:type="left" style:position="1.9708in"/>
          <style:tab-stop style:type="left" style:position="2.5583in"/>
          <style:tab-stop style:type="left" style:position="3.15in"/>
          <style:tab-stop style:type="left" style:position="3.7416in"/>
          <style:tab-stop style:type="left" style:position="4.3333in"/>
          <style:tab-stop style:type="left" style:position="4.925in"/>
          <style:tab-stop style:type="left" style:position="5.5166in"/>
          <style:tab-stop style:type="left" style:position="6.1041in"/>
          <style:tab-stop style:type="left" style:position="6.6958in"/>
        </style:tab-stops>
      </style:paragraph-properties>
      <style:text-properties style:font-name="Frutiger LT Std 55 Roman" style:font-name-complex="Frutiger LT Std 55 Roman" fo:font-size="9.5pt" style:font-size-asian="9.5pt" style:font-size-complex="9.5pt"/>
    </style:style>
    <style:style style:name="P24" style:parent-style-name="Textbody" style:family="paragraph">
      <style:paragraph-properties fo:text-align="end" fo:text-indent="2.9534in">
        <style:tab-stops>
          <style:tab-stop style:type="left" style:position="-1.575in"/>
          <style:tab-stop style:type="left" style:position="-0.9875in"/>
          <style:tab-stop style:type="left" style:position="-0.3958in"/>
          <style:tab-stop style:type="left" style:position="0.1958in"/>
          <style:tab-stop style:type="left" style:position="0.7875in"/>
          <style:tab-stop style:type="left" style:position="1.3791in"/>
          <style:tab-stop style:type="left" style:position="1.9708in"/>
          <style:tab-stop style:type="left" style:position="2.5583in"/>
          <style:tab-stop style:type="left" style:position="3.15in"/>
          <style:tab-stop style:type="left" style:position="3.7416in"/>
          <style:tab-stop style:type="left" style:position="4.3333in"/>
          <style:tab-stop style:type="left" style:position="4.925in"/>
          <style:tab-stop style:type="left" style:position="5.5166in"/>
          <style:tab-stop style:type="left" style:position="6.1041in"/>
          <style:tab-stop style:type="left" style:position="6.6958in"/>
        </style:tab-stops>
      </style:paragraph-properties>
      <style:text-properties style:font-name="Frutiger" style:font-name-complex="Frutiger LT Std 55 Roman" fo:font-size="9.5pt" style:font-size-asian="9.5pt" style:font-size-complex="9.5pt"/>
    </style:style>
    <style:style style:name="P25" style:parent-style-name="Textbody" style:family="paragraph">
      <style:text-properties style:font-name="Frutiger"/>
    </style:style>
    <style:style style:name="P26" style:parent-style-name="Textbody" style:family="paragraph">
      <style:text-properties style:font-name="Frutiger"/>
    </style:style>
    <style:style style:name="P27" style:parent-style-name="Textbody" style:family="paragraph">
      <style:text-properties style:font-name="Frutiger"/>
    </style:style>
    <style:style style:name="P28" style:parent-style-name="Textbody" style:family="paragraph">
      <style:text-properties style:font-name="Frutiger"/>
    </style:style>
    <style:style style:name="P29" style:parent-style-name="Textbody" style:family="paragraph">
      <style:text-properties style:font-name="Frutiger"/>
    </style:style>
    <style:style style:name="P30" style:parent-style-name="Textbody" style:family="paragraph">
      <style:paragraph-properties fo:text-align="end"/>
    </style:style>
    <style:style style:name="P31" style:parent-style-name="Textbody" style:family="paragraph">
      <style:paragraph-properties fo:text-align="end"/>
      <style:text-properties style:font-name="Frutiger"/>
    </style:style>
    <style:style style:name="P32" style:parent-style-name="Textbody" style:family="paragraph">
      <style:paragraph-properties fo:margin-left="1.9687in">
        <style:tab-stops/>
      </style:paragraph-properties>
      <style:text-properties style:font-name="Frutiger"/>
    </style:style>
    <style:style style:name="P33" style:parent-style-name="Textbody" style:family="paragraph">
      <style:paragraph-properties fo:margin-left="1.9687in">
        <style:tab-stops/>
      </style:paragraph-properties>
    </style:style>
    <style:style style:name="P34" style:parent-style-name="Textbody" style:family="paragraph">
      <style:paragraph-properties fo:margin-left="1.9687in">
        <style:tab-stops/>
      </style:paragraph-properties>
    </style:style>
    <style:style style:name="P35" style:parent-style-name="Textbody" style:family="paragraph">
      <style:paragraph-properties fo:margin-left="1.9687in">
        <style:tab-stops/>
      </style:paragraph-properties>
    </style:style>
    <style:style style:name="P36" style:parent-style-name="Textbody" style:family="paragraph">
      <style:paragraph-properties fo:margin-left="1.9687in">
        <style:tab-stops/>
      </style:paragraph-properties>
    </style:style>
    <style:style style:name="P37" style:parent-style-name="Textbody" style:family="paragraph">
      <style:paragraph-properties fo:margin-left="1.9687in">
        <style:tab-stops/>
      </style:paragraph-properties>
    </style:style>
    <style:style style:name="P38" style:parent-style-name="Textbody" style:family="paragraph">
      <style:paragraph-properties fo:margin-left="1.9687in">
        <style:tab-stops/>
      </style:paragraph-properties>
      <style:text-properties style:font-name="Frutiger"/>
    </style:style>
    <style:style style:name="P39" style:parent-style-name="Textbody" style:family="paragraph">
      <style:paragraph-properties fo:margin-left="1.9687in">
        <style:tab-stops/>
      </style:paragraph-properties>
    </style:style>
    <style:style style:name="P40" style:parent-style-name="Textbody" style:family="paragraph">
      <style:paragraph-properties fo:margin-left="1.9687in">
        <style:tab-stops/>
      </style:paragraph-properties>
    </style:style>
    <style:style style:name="P41" style:parent-style-name="Textbody" style:family="paragraph">
      <style:paragraph-properties fo:margin-left="1.9687in">
        <style:tab-stops/>
      </style:paragraph-properties>
    </style:style>
    <style:style style:name="P42" style:parent-style-name="Textbody" style:family="paragraph">
      <style:paragraph-properties fo:margin-left="1.9687in">
        <style:tab-stops/>
      </style:paragraph-properties>
    </style:style>
    <style:style style:name="P43" style:parent-style-name="Textbody" style:family="paragraph">
      <style:paragraph-properties fo:margin-left="1.9687in">
        <style:tab-stops/>
      </style:paragraph-properties>
    </style:style>
    <style:style style:name="P44" style:parent-style-name="Textbody" style:family="paragraph">
      <style:paragraph-properties fo:margin-left="1.9687in">
        <style:tab-stops/>
      </style:paragraph-properties>
      <style:text-properties style:font-name="Frutiger"/>
    </style:style>
    <style:style style:name="P45" style:parent-style-name="Textbody" style:family="paragraph">
      <style:paragraph-properties fo:margin-left="3.9763in">
        <style:tab-stops/>
      </style:paragraph-properties>
      <style:text-properties style:font-name="Frutiger"/>
    </style:style>
    <style:style style:name="P46" style:parent-style-name="Standard" style:family="paragraph">
      <style:paragraph-properties fo:text-align="justify" fo:text-indent="2.9534in">
        <style:tab-stops>
          <style:tab-stop style:type="left" style:position="-1.575in"/>
          <style:tab-stop style:type="left" style:position="-0.9875in"/>
          <style:tab-stop style:type="left" style:position="-0.3958in"/>
          <style:tab-stop style:type="left" style:position="0.1958in"/>
          <style:tab-stop style:type="left" style:position="0.7875in"/>
          <style:tab-stop style:type="left" style:position="1.3791in"/>
          <style:tab-stop style:type="left" style:position="1.9708in"/>
          <style:tab-stop style:type="left" style:position="2.5583in"/>
          <style:tab-stop style:type="left" style:position="3.15in"/>
          <style:tab-stop style:type="left" style:position="3.7416in"/>
          <style:tab-stop style:type="left" style:position="4.3333in"/>
          <style:tab-stop style:type="left" style:position="4.925in"/>
          <style:tab-stop style:type="left" style:position="5.5166in"/>
          <style:tab-stop style:type="left" style:position="6.1041in"/>
          <style:tab-stop style:type="left" style:position="6.6958in"/>
        </style:tab-stops>
      </style:paragraph-properties>
      <style:text-properties style:font-name="Frutiger LT Std 55 Roman" style:font-name-complex="Frutiger LT Std 55 Roman" fo:font-size="9.5pt" style:font-size-asian="9.5pt" style:font-size-complex="9.5pt"/>
    </style:style>
    <style:style style:name="P47" style:parent-style-name="Standard" style:family="paragraph">
      <style:paragraph-properties fo:text-align="justify" fo:text-indent="2.9534in">
        <style:tab-stops>
          <style:tab-stop style:type="left" style:position="-1.575in"/>
          <style:tab-stop style:type="left" style:position="-0.9875in"/>
          <style:tab-stop style:type="left" style:position="-0.3958in"/>
          <style:tab-stop style:type="left" style:position="0.1958in"/>
          <style:tab-stop style:type="left" style:position="0.7875in"/>
          <style:tab-stop style:type="left" style:position="1.3791in"/>
          <style:tab-stop style:type="left" style:position="1.9708in"/>
          <style:tab-stop style:type="left" style:position="2.5583in"/>
          <style:tab-stop style:type="left" style:position="3.15in"/>
          <style:tab-stop style:type="left" style:position="3.7416in"/>
          <style:tab-stop style:type="left" style:position="4.3333in"/>
          <style:tab-stop style:type="left" style:position="4.925in"/>
          <style:tab-stop style:type="left" style:position="5.5166in"/>
          <style:tab-stop style:type="left" style:position="6.1041in"/>
          <style:tab-stop style:type="left" style:position="6.6958in"/>
        </style:tab-stops>
      </style:paragraph-properties>
      <style:text-properties style:font-name="Frutiger LT Std 55 Roman" style:font-name-complex="Frutiger LT Std 55 Roman" fo:font-size="9.5pt" style:font-size-asian="9.5pt" style:font-size-complex="9.5pt"/>
    </style:style>
    <style:style style:name="P48" style:parent-style-name="Standard" style:family="paragraph">
      <style:paragraph-properties fo:text-align="justify" fo:text-indent="2.9534in">
        <style:tab-stops>
          <style:tab-stop style:type="left" style:position="-1.575in"/>
          <style:tab-stop style:type="left" style:position="-0.9875in"/>
          <style:tab-stop style:type="left" style:position="-0.3958in"/>
          <style:tab-stop style:type="left" style:position="0.1958in"/>
          <style:tab-stop style:type="left" style:position="0.7875in"/>
          <style:tab-stop style:type="left" style:position="1.3791in"/>
          <style:tab-stop style:type="left" style:position="1.9708in"/>
          <style:tab-stop style:type="left" style:position="2.5583in"/>
          <style:tab-stop style:type="left" style:position="3.15in"/>
          <style:tab-stop style:type="left" style:position="3.7416in"/>
          <style:tab-stop style:type="left" style:position="4.3333in"/>
          <style:tab-stop style:type="left" style:position="4.925in"/>
          <style:tab-stop style:type="left" style:position="5.5166in"/>
          <style:tab-stop style:type="left" style:position="6.1041in"/>
          <style:tab-stop style:type="left" style:position="6.6958in"/>
        </style:tab-stops>
      </style:paragraph-properties>
      <style:text-properties style:font-name="Frutiger LT Std 55 Roman" style:font-name-complex="Frutiger LT Std 55 Roman" fo:font-size="9.5pt" style:font-size-asian="9.5pt" style:font-size-complex="9.5pt"/>
    </style:style>
    <style:style style:name="P49" style:parent-style-name="Standard" style:family="paragraph">
      <style:paragraph-properties fo:text-align="justify" fo:text-indent="2.9534in">
        <style:tab-stops>
          <style:tab-stop style:type="left" style:position="-1.575in"/>
          <style:tab-stop style:type="left" style:position="-0.9875in"/>
          <style:tab-stop style:type="left" style:position="-0.3958in"/>
          <style:tab-stop style:type="left" style:position="0.1958in"/>
          <style:tab-stop style:type="left" style:position="0.7875in"/>
          <style:tab-stop style:type="left" style:position="1.3791in"/>
          <style:tab-stop style:type="left" style:position="1.9708in"/>
          <style:tab-stop style:type="left" style:position="2.5583in"/>
          <style:tab-stop style:type="left" style:position="3.15in"/>
          <style:tab-stop style:type="left" style:position="3.7416in"/>
          <style:tab-stop style:type="left" style:position="4.3333in"/>
          <style:tab-stop style:type="left" style:position="4.925in"/>
          <style:tab-stop style:type="left" style:position="5.5166in"/>
          <style:tab-stop style:type="left" style:position="6.1041in"/>
          <style:tab-stop style:type="left" style:position="6.6958in"/>
        </style:tab-stops>
      </style:paragraph-properties>
      <style:text-properties style:font-name="Frutiger LT Std 55 Roman" style:font-name-complex="Frutiger LT Std 55 Roman" fo:font-size="9.5pt" style:font-size-asian="9.5pt" style:font-size-complex="9.5pt"/>
    </style:style>
  </office:automatic-styles>
  <office:body>
    <office:text text:use-soft-page-breaks="true">
      <text:p text:style-name="P1"/>
      <text:p text:style-name="P24">Mendoza,___ de _______ de 2017</text:p>
      <text:p text:style-name="Textbody"> </text:p>
      <text:p text:style-name="P25">Señor</text:p>
      <text:p text:style-name="P26">Director General</text:p>
      <text:p text:style-name="P27">del Hospital Universitario</text:p>
      <text:p text:style-name="P28">Dr. Roberto WINTER</text:p>
      <text:p text:style-name="P29">S____________/___________D.</text:p>
      <text:p text:style-name="P30"> </text:p>
      <text:p text:style-name="Textbody"> </text:p>
      <text:p text:style-name="Textbody"> </text:p>
      <text:p text:style-name="P31">Ref.: Solicitud</text:p>
      <text:p text:style-name="Textbody"> </text:p>
      <text:p text:style-name="Textbody"> </text:p>
      <text:p text:style-name="Textbody"> </text:p>
      <text:p text:style-name="P32">PETICIÓN CONCRETA</text:p>
      <text:p text:style-name="P33"> </text:p>
      <text:p text:style-name="P34"> </text:p>
      <text:p text:style-name="P35"> </text:p>
      <text:p text:style-name="P36"> </text:p>
      <text:p text:style-name="P37"> </text:p>
      <text:p text:style-name="P38">RELACIÓN DE LOS HECHOS – JUSTIFICACIÓN</text:p>
      <text:p text:style-name="P39"> </text:p>
      <text:p text:style-name="P40"> </text:p>
      <text:p text:style-name="P41"> </text:p>
      <text:p text:style-name="P42"> </text:p>
      <text:p text:style-name="P43"> </text:p>
      <text:p text:style-name="P44">SALUDO</text:p>
      <text:p text:style-name="Textbody"> </text:p>
      <text:p text:style-name="Textbody"> </text:p>
      <text:p text:style-name="Textbody"> </text:p>
      <text:p text:style-name="Textbody"> </text:p>
      <text:p text:style-name="Textbody"> </text:p>
      <text:p text:style-name="Textbody"> </text:p>
      <text:p text:style-name="Textbody"> </text:p>
      <text:p text:style-name="P45">FIRMA</text:p>
      <text:p text:style-name="Textbody"> </text:p>
      <text:p text:style-name="P46"/>
      <text:p text:style-name="P47"/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utiger LT Std 55 Roman" svg:font-family="Frutiger LT Std 55 Roman" style:font-family-generic="roman" style:font-pitch="variable"/>
    <style:font-face style:name="Frutiger" svg:font-family="Frutiger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33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fo:font-weight="bold" style:font-weight-asian="bold" fo:font-style="italic" style:font-style-asian="italic" fo:font-size="14pt" style:font-size-asian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>
        <style:tab-stops>
          <style:tab-stop style:type="left" style:position="-1.375in"/>
          <style:tab-stop style:type="left" style:position="-0.7875in"/>
          <style:tab-stop style:type="left" style:position="-0.1958in"/>
          <style:tab-stop style:type="left" style:position="0.3958in"/>
          <style:tab-stop style:type="left" style:position="0.9875in"/>
          <style:tab-stop style:type="left" style:position="1.5791in"/>
          <style:tab-stop style:type="left" style:position="2.1708in"/>
          <style:tab-stop style:type="left" style:position="2.7583in"/>
          <style:tab-stop style:type="left" style:position="3.35in"/>
          <style:tab-stop style:type="left" style:position="3.9416in"/>
          <style:tab-stop style:type="left" style:position="4.5333in"/>
          <style:tab-stop style:type="left" style:position="5.125in"/>
          <style:tab-stop style:type="left" style:position="5.7166in"/>
          <style:tab-stop style:type="left" style:position="6.3041in"/>
          <style:tab-stop style:type="left" style:position="6.8958in"/>
        </style:tab-stops>
      </style:paragraph-properties>
      <style:text-properties fo:font-weight="bold" style:font-weight-asian="bold" fo:font-style="italic" style:font-style-asian="italic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Mangal" fo:font-size="14pt" style:font-size-asian="14pt" style:font-size-complex="14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text-align="justify" fo:text-indent="0.9875in">
        <style:tab-stops>
          <style:tab-stop style:type="left" style:position="-1.375in"/>
          <style:tab-stop style:type="left" style:position="-0.7875in"/>
          <style:tab-stop style:type="left" style:position="-0.1958in"/>
          <style:tab-stop style:type="left" style:position="0.3958in"/>
          <style:tab-stop style:type="left" style:position="0.9875in"/>
          <style:tab-stop style:type="left" style:position="1.5791in"/>
          <style:tab-stop style:type="left" style:position="2.1708in"/>
          <style:tab-stop style:type="left" style:position="2.7583in"/>
          <style:tab-stop style:type="left" style:position="3.35in"/>
          <style:tab-stop style:type="left" style:position="3.9416in"/>
          <style:tab-stop style:type="left" style:position="4.5333in"/>
          <style:tab-stop style:type="left" style:position="5.125in"/>
          <style:tab-stop style:type="left" style:position="5.7166in"/>
          <style:tab-stop style:type="left" style:position="6.3041in"/>
          <style:tab-stop style:type="left" style:position="6.8958in"/>
        </style:tab-stops>
      </style:paragraph-properties>
      <style:text-properties fo:font-size="11pt" style:font-size-asian="11pt" fo:hyphenate="false"/>
    </style:style>
    <style:style style:name="Sangría2det.independiente1" style:display-name="Sangría 2 de t. independiente1" style:family="paragraph" style:parent-style-name="Standard">
      <style:paragraph-properties fo:text-align="justify" fo:margin-left="2.95in" fo:text-indent="-2.95in">
        <style:tab-stops>
          <style:tab-stop style:type="left" style:position="-1.375in"/>
          <style:tab-stop style:type="left" style:position="-0.7875in"/>
          <style:tab-stop style:type="left" style:position="-0.1958in"/>
          <style:tab-stop style:type="left" style:position="0.3958in"/>
          <style:tab-stop style:type="left" style:position="0.9875in"/>
          <style:tab-stop style:type="left" style:position="1.5791in"/>
          <style:tab-stop style:type="left" style:position="2.1708in"/>
          <style:tab-stop style:type="left" style:position="2.9534in"/>
          <style:tab-stop style:type="left" style:position="3.35in"/>
          <style:tab-stop style:type="left" style:position="3.9416in"/>
          <style:tab-stop style:type="left" style:position="4.5333in"/>
          <style:tab-stop style:type="left" style:position="5.125in"/>
          <style:tab-stop style:type="left" style:position="5.7166in"/>
          <style:tab-stop style:type="left" style:position="6.3041in"/>
          <style:tab-stop style:type="left" style:position="6.8958in"/>
        </style:tab-stops>
      </style:paragraph-properties>
      <style:text-properties fo:font-size="11pt" style:font-size-asian="11pt"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extocomentario1" style:display-name="Texto comentario1" style:family="paragraph" style:parent-style-name="Standard">
      <style:text-properties fo:language="es" fo:country="A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5z0" style:display-name="WW8Num5z0" style:family="text">
      <style:text-properties style:font-name="Symbol" style:font-name-complex="Symbol"/>
    </style:style>
    <style:style style:name="Fuentedepárrafopredeter.1" style:display-name="Fuente de párrafo predeter.1" style:family="text"/>
    <style:style style:name="EncabezadoCar" style:display-name="Encabezado Car" style:family="text">
      <style:text-properties fo:language="es" fo:country="ES" style:language-complex="ar" style:country-complex="SA"/>
    </style:style>
    <style:style style:name="PiedepáginaCar" style:display-name="Pie de página Car" style:family="text">
      <style:text-properties fo:language="es" fo:country="ES" style:language-complex="ar" style:country-complex="SA"/>
    </style:style>
    <style:style style:name="TextodegloboCar" style:display-name="Texto de globo Car" style:family="text">
      <style:text-properties style:font-name="Tahoma" style:font-name-complex="Tahoma" fo:font-size="8pt" style:font-size-asian="8pt" style:font-size-complex="8pt" fo:language="es" fo:country="ES" style:language-complex="ar" style:country-complex="SA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5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77in"/>
      </style:header-style>
      <style:footer-style>
        <style:header-footer-properties style:dynamic-spacing="true" fo:min-height="0.0388in"/>
      </style:footer-style>
    </style:page-layout>
    <style:style style:name="P2" style:parent-style-name="Standard" style:family="paragraph">
      <style:paragraph-properties fo:margin-right="-6.25in"/>
    </style:style>
    <style:style style:name="T3" style:parent-style-name="Fuentedepárrafopredeter." style:family="text">
      <style:text-properties fo:language="es" fo:country="AR" style:language-asian="es" style:country-asian="AR"/>
    </style:style>
    <style:style style:name="T4" style:parent-style-name="Fuentedepárrafopredeter." style:family="text">
      <style:text-properties fo:color="#000000"/>
    </style:style>
    <style:style style:name="P5" style:parent-style-name="Standard" style:family="paragraph">
      <style:paragraph-properties fo:line-height="0.1527in"/>
    </style:style>
    <style:style style:name="T6" style:parent-style-name="Fuentedepárrafopredeter." style:family="text">
      <style:text-properties fo:color="#000000"/>
    </style:style>
    <style:style style:name="T7" style:parent-style-name="Fuentedepárrafopredeter." style:family="text">
      <style:text-properties fo:color="#000000"/>
    </style:style>
    <style:style style:name="T8" style:parent-style-name="Fuentedepárrafopredeter." style:family="text">
      <style:text-properties fo:color="#000000"/>
    </style:style>
    <style:style style:name="T9" style:parent-style-name="Fuentedepárrafopredeter." style:family="text">
      <style:text-properties fo:color="#000000"/>
    </style:style>
    <style:style style:name="T10" style:parent-style-name="Fuentedepárrafopredeter." style:family="text">
      <style:text-properties fo:color="#000000"/>
    </style:style>
    <style:style style:name="T11" style:parent-style-name="Fuentedepárrafopredeter." style:family="text">
      <style:text-properties fo:color="#000000"/>
    </style:style>
    <style:style style:name="T12" style:parent-style-name="Fuentedepárrafopredeter." style:family="text">
      <style:text-properties fo:color="#000000"/>
    </style:style>
    <style:style style:name="T13" style:parent-style-name="Fuentedepárrafopredeter." style:family="text">
      <style:text-properties fo:color="#000000"/>
    </style:style>
    <style:style style:name="T14" style:parent-style-name="Fuentedepárrafopredeter." style:family="text">
      <style:text-properties fo:color="#000000"/>
    </style:style>
    <style:style style:name="T15" style:parent-style-name="Fuentedepárrafopredeter." style:family="text">
      <style:text-properties style:font-name="Frutiger LT Std 55 Roman" style:font-name-complex="Frutiger LT Std 55 Roman" fo:color="#000000" fo:font-size="8pt" style:font-size-asian="8pt" style:font-size-complex="8pt" fo:language="es" fo:country="AR" style:language-asian="es" style:country-asian="AR"/>
    </style:style>
    <style:style style:name="T16" style:parent-style-name="Fuentedepárrafopredeter." style:family="text">
      <style:text-properties style:font-name="Frutiger LT Std 55 Roman" style:font-name-complex="Frutiger LT Std 55 Roman" fo:color="#000000" fo:font-size="8pt" style:font-size-asian="8pt" style:font-size-complex="8pt"/>
    </style:style>
    <style:style style:name="T17" style:parent-style-name="Fuentedepárrafopredeter." style:family="text">
      <style:text-properties style:font-name="Frutiger LT Std 55 Roman" style:font-name-complex="Frutiger LT Std 55 Roman" fo:font-weight="bold" style:font-weight-asian="bold" fo:color="#000000" style:text-scale="90%" fo:font-size="8pt" style:font-size-asian="8pt" style:font-size-complex="8pt"/>
    </style:style>
    <style:style style:name="P18" style:parent-style-name="Standard" style:family="paragraph">
      <style:paragraph-properties fo:line-height="0.125in">
        <style:tab-stops>
          <style:tab-stop style:type="left" style:position="4.2333in"/>
        </style:tab-stops>
      </style:paragraph-properties>
    </style:style>
    <style:style style:name="T19" style:parent-style-name="Fuentedepárrafopredeter." style:family="text">
      <style:text-properties style:font-name="Frutiger LT Std 55 Roman" style:font-name-asian="Frutiger LT Std 55 Roman" style:font-name-complex="Frutiger LT Std 55 Roman" fo:color="#000000" fo:font-size="8pt" style:font-size-asian="8pt" style:font-size-complex="8pt"/>
    </style:style>
    <style:style style:name="T20" style:parent-style-name="Fuentedepárrafopredeter." style:family="text">
      <style:text-properties style:font-name="Frutiger LT Std 55 Roman" style:font-name-asian="Frutiger LT Std 55 Roman" style:font-name-complex="Frutiger LT Std 55 Roman" fo:color="#000000" fo:font-size="7pt" style:font-size-asian="7pt" style:font-size-complex="7pt"/>
    </style:style>
    <style:style style:name="P21" style:parent-style-name="Standard" style:family="paragraph">
      <style:paragraph-properties fo:line-height="0.125in">
        <style:tab-stops>
          <style:tab-stop style:type="left" style:position="4.2333in"/>
        </style:tab-stops>
      </style:paragraph-properties>
      <style:text-properties style:font-name="Frutiger LT Std 55 Roman" style:font-name-asian="Frutiger LT Std 55 Roman" style:font-name-complex="Frutiger LT Std 55 Roman" fo:color="#000000" fo:font-size="7pt" style:font-size-asian="7pt" style:font-size-complex="7pt"/>
    </style:style>
    <style:style style:name="P22" style:parent-style-name="Standard" style:family="paragraph">
      <style:paragraph-properties fo:line-height="0.125in">
        <style:tab-stops>
          <style:tab-stop style:type="left" style:position="4.2333in"/>
        </style:tab-stops>
      </style:paragraph-properties>
      <style:text-properties style:font-name="Frutiger LT Std 55 Roman" style:font-name-asian="Frutiger LT Std 55 Roman" style:font-name-complex="Frutiger LT Std 55 Roman" fo:color="#000000" fo:font-size="7pt" style:font-size-asian="7pt" style:font-size-complex="7pt"/>
    </style:style>
    <style:style style:name="P23" style:parent-style-name="Standard" style:family="paragraph">
      <style:paragraph-properties fo:line-height="0.125in">
        <style:tab-stops>
          <style:tab-stop style:type="left" style:position="4.2333in"/>
        </style:tab-stops>
      </style:paragraph-properties>
      <style:text-properties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1" text:anchor-type="paragraph" svg:x="-0.0189in" svg:y="0.01654in" svg:width="3.61732in" svg:height="0.64094in" style:rel-width="scale" style:rel-height="scale"><draw:image xlink:href="media/image1.jpg" xlink:type="simple" xlink:show="embed" xlink:actuate="onLoad"/><svg:title/><svg:desc/></draw:frame></text:span><text:s text:c="81"/><text:span text:style-name="T4"><text:s text:c="47"/></text:span></text:p>
        <text:p text:style-name="P5"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s text:c="16"/></text:span><text:span text:style-name="T15"><draw:frame draw:style-name="a1" draw:name="Imagen2" text:anchor-type="as-char" svg:x="0in" svg:y="0in" svg:width="0.08661in" svg:height="0.10709in" style:rel-width="scale" style:rel-height="scale"><draw:image xlink:href="media/image2.jpg" xlink:type="simple" xlink:show="embed" xlink:actuate="onLoad"/><svg:title/><svg:desc/></draw:frame></text:span><text:span text:style-name="T16"><text:s text:c="2"/></text:span><text:span text:style-name="T17">2018</text:span></text:p>
        <text:p text:style-name="P18"><text:span text:style-name="T19"><text:s text:c="135"/></text:span><text:span text:style-name="T20">Año del Centenario</text:span></text:p>
        <text:p text:style-name="P21"><text:s text:c="77"/><text:s text:c="77"/>de la Reforma Universitaria</text:p>
        <text:p text:style-name="P22"/>
        <text:p text:style-name="P23"><text:tab/><text:tab/><text:tab/><text:tab/><text:tab/></text:p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MENDOZA,</dc:title>
    <meta:initial-creator>Elizabeth Chiarparin</meta:initial-creator>
    <dc:creator>Elizabeth Chiarparin</dc:creator>
    <meta:creation-date>2018-04-05T08:19:00Z</meta:creation-date>
    <dc:date>2018-04-05T14:38:00Z</dc:date>
    <meta:template xlink:href="Normal" xlink:type="simple"/>
    <meta:editing-cycles>1</meta:editing-cycles>
    <meta:editing-duration>PT60S</meta:editing-duration>
    <meta:document-statistic meta:page-count="1" meta:paragraph-count="1" meta:word-count="41" meta:character-count="268" meta:row-count="1" meta:non-whitespace-character-count="228"/>
  </office:meta>
</office:document-meta>
</file>